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Noto Sans CJK SC Regular2" svg:font-family="'Noto Sans CJK SC Regular'"/>
    <style:font-face style:name="Arial" svg:font-family="Arial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notes">
      <style:graphic-properties draw:fill-color="#ffffff" fo:min-height="23.611cm"/>
    </style:style>
    <style:style style:name="P1" style:family="paragraph">
      <loext:graphic-properties draw:fill-color="#ffffff"/>
    </style:style>
    <style:style style:name="P2" style:family="paragraph">
      <style:paragraph-properties fo:margin-left="0.6cm" fo:margin-right="0cm" fo:margin-top="0cm" fo:margin-bottom="0cm" fo:line-height="100%" fo:text-align="start" fo:text-indent="-0.6cm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Noto Sans CJK SC Regular2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Mon cours 1<text:tab/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Description courte du cours….</text:p>
            <text:p>Autre description détaillé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 text:style-name="P2"><text:span text:style-name="T1">[meta]</text:span></text:p>
              <text:p text:style-name="P2"><text:span text:style-name="T1">tags=[ « Tag1 », « Tag2 », « Tag3 »]</text:span></text:p>
              <text:p text:style-name="P2"><text:span text:style-name="T1">Langs= [‘fr’, ‘en’]</text:span></text:p>
              <text:p text:style-name="P2"><text:span text:style-name="T1">Start-date= « 21.06.2019 »</text:span></text:p>
              <text:p text:style-name="P2"><text:span text:style-name="T1">End-date= « 21.07.2019 »</text:span></text:p>
              <text:p text:style-name="P2"><text:span text:style-name="T1">Shortname= « MONCOURS1 »</text:span></text:p>
              <text:p text:style-name="P2"><text:span text:style-name="T1"/></text:p>
              <text:p text:style-name="P2"><text:span text:style-name="T1">#(Syntaxe type TOML avec quelques adaptations : pas de sensibilité à la casse et les « » et ‘’ seront normalisés)</text:span></text:p>
              <text:p><text:span text:style-name="T1"/></text:p>
            </draw:text-box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ection 1 /Titre 1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Un label « Mon Label »</text:p>
              </text:list-item>
              <text:list-item>
                <text:p>Un lien nommé « Un Lien » vers « <text:a xlink:href="http://wikipedia.org/" xlink:type="simple">http://wikipedia.org</text:a>  »</text:p>
              </text:list-item>
              <text:list-item>
                <text:p>Une vidéo externe nommée « Video » vers « <text:a xlink:href="https://www.youtube.com/watch?v=YE7VzlLtp-4" xlink:type="simple">https://www.youtube.com/watch?v=YE7VzlLtp-4</text:a> »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ection 2/ Titre 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n quiz nommé « Quiz 1 »</text:p>
              </text:list-item>
              <text:list-item>
                <text:p>Une image nommée « Image » de « Image 1 à intégrer »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23.611cm" svg:x="2.1cm" svg:y="14.107cm" presentation:class="notes" presentation:user-transformed="true">
            <draw:text-box>
              <text:p text:style-name="P2"><text:span text:style-name="T2">[quiz]</text:span></text:p>
              <text:p text:style-name="P2"><text:span text:style-name="T2">[quiz.quiz1]</text:span></text:p>
              <text:p text:style-name="P2"><text:span text:style-name="T2">type = « aiken »</text:span></text:p>
              <text:p text:style-name="P2"><text:span text:style-name="T2">Name = «Quiz 1 » </text:span></text:p>
              <text:p text:style-name="P2"><text:span text:style-name="T2">[quiz.quiz2]</text:span></text:p>
              <text:p text:style-name="P2"><text:span text:style-name="T2">type = « gift »</text:span></text:p>
              <text:p text:style-name="P2"><text:span text:style-name="T2">Name = «Quiz 2» </text:span></text:p>
              <text:p text:style-name="P2"><text:span text:style-name="T2">---</text:span></text:p>
              <text:p text:style-name="P2"><text:span text:style-name="T2">What is the correct answer to this question?</text:span></text:p>
              <text:p text:style-name="P2"><text:span text:style-name="T2">A. Is it this one?</text:span></text:p>
              <text:p text:style-name="P2"><text:span text:style-name="T2">B. Maybe this answer?</text:span></text:p>
              <text:p text:style-name="P2"><text:span text:style-name="T2">C. Possibly this one?</text:span></text:p>
              <text:p text:style-name="P2"><text:span text:style-name="T2">D. Must be this one!</text:span></text:p>
              <text:p text:style-name="P2"><text:span text:style-name="T2">ANSWER: D</text:span></text:p>
              <text:p text:style-name="P2"><text:span text:style-name="T2">---</text:span></text:p>
              <text:p text:style-name="P2"><text:span text:style-name="T2">---</text:span></text:p>
              <text:p text:style-name="P2"><text:span text:style-name="T2">//Comment line </text:span></text:p>
              <text:p text:style-name="P2"><text:span text:style-name="T2">::Question title </text:span></text:p>
              <text:p text:style-name="P2"><text:span text:style-name="T2">:: Question {</text:span></text:p>
              <text:p text:style-name="P2"><text:span text:style-name="T2"><text:s text:c="5"/></text:span><text:span text:style-name="T2">=A correct answer</text:span></text:p>
              <text:p text:style-name="P2"><text:span text:style-name="T2"><text:s text:c="5"/></text:span><text:span text:style-name="T2">~Wrong answer1</text:span></text:p>
              <text:p text:style-name="P2"><text:span text:style-name="T2"><text:s text:c="5"/></text:span><text:span text:style-name="T2">#A response to wrong answer1</text:span></text:p>
              <text:p text:style-name="P2"><text:span text:style-name="T2"><text:s text:c="5"/></text:span><text:span text:style-name="T2">~Wrong answer2</text:span></text:p>
              <text:p text:style-name="P2"><text:span text:style-name="T2"><text:s text:c="5"/></text:span><text:span text:style-name="T2">#A response to wrong answer2</text:span></text:p>
              <text:p text:style-name="P2"><text:span text:style-name="T2"><text:s text:c="5"/></text:span><text:span text:style-name="T2">~Wrong answer3</text:span></text:p>
              <text:p text:style-name="P2"><text:span text:style-name="T2"><text:s text:c="5"/></text:span><text:span text:style-name="T2">#A response to wrong answer3</text:span></text:p>
              <text:p text:style-name="P2"><text:span text:style-name="T2"><text:s text:c="5"/></text:span><text:span text:style-name="T2">~Wrong answer4</text:span></text:p>
              <text:p text:style-name="P2"><text:span text:style-name="T2"><text:s text:c="5"/></text:span><text:span text:style-name="T2">#A response to wrong answer4</text:span></text:p>
              <text:p text:style-name="P2"><text:span text:style-name="T2">}</text:span></text:p>
              <text:p><text:span text:style-name="T2">---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Noto Sans CJK SC Regular2" svg:font-family="'Noto Sans CJK SC Regular'"/>
    <style:font-face style:name="Arial" svg:font-family="Arial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entd </meta:initial-creator>
    <meta:creation-date>2019-10-09T17:00:35.596991843</meta:creation-date>
    <dc:date>2019-10-09T17:47:25.328238010</dc:date>
    <dc:creator>laurentd </dc:creator>
    <meta:editing-duration>PT4M7S</meta:editing-duration>
    <meta:editing-cycles>2</meta:editing-cycles>
    <meta:generator>LibreOffice/6.2.6.2$Linux_X86_64 LibreOffice_project/20$Build-2</meta:generator>
    <meta:document-statistic meta:object-count="33"/>
  </office:meta>
</office:document-meta>
</file>